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7.822cm" table:align="margins" style:shadow="#808080 -0.18cm 0.18cm"/>
    </style:style>
    <style:style style:name="Tableau3.A" style:family="table-column">
      <style:table-column-properties style:column-width="17.822cm" style:rel-column-width="65535*"/>
    </style:style>
    <style:style style:name="Tableau3.A1" style:family="table-cell">
      <style:table-cell-properties style:vertical-align="middle" fo:background-color="#ffff00" fo:padding="0.097cm" fo:border="1pt solid #000000">
        <style:background-image/>
      </style:table-cell-properties>
    </style:style>
    <style:style style:name="P1" style:family="paragraph" style:parent-style-name="Standard">
      <style:text-properties officeooo:paragraph-rsid="00065ff8"/>
    </style:style>
    <style:style style:name="P2" style:family="paragraph" style:parent-style-name="Standard">
      <style:text-properties officeooo:rsid="000cd6d2" officeooo:paragraph-rsid="00258412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officeooo:rsid="004335cf" officeooo:paragraph-rsid="004335cf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cd6d2" officeooo:paragraph-rsid="00065ff8"/>
    </style:style>
    <style:style style:name="P5" style:family="paragraph" style:parent-style-name="Standard">
      <style:text-properties officeooo:rsid="000cd6d2" officeooo:paragraph-rsid="00258412"/>
    </style:style>
    <style:style style:name="T1" style:family="text">
      <style:text-properties officeooo:rsid="001f198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/>
          </table:table-cell>
        </table:table-row>
      </table:table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loext:graphic-properties draw:fill="gradient" draw:fill-gradient-name="Radial_20_red_2f_yellow" draw:fill-image-width="0cm" draw:fill-image-height="0cm"/>
      <style:paragraph-properties fo:margin-left="0cm" fo:margin-right="0cm" fo:text-indent="0cm" style:auto-text-indent="false" fo:background-color="#f3991a" text:number-lines="false" text:line-number="0"/>
      <style:text-properties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00ccff" draw:fill-image-width="0cm" draw:fill-image-height="0cm"/>
      <style:paragraph-properties fo:margin-left="0cm" fo:margin-right="0cm" fo:margin-top="0cm" fo:margin-bottom="0cm" loext:contextual-spacing="false" fo:text-indent="0cm" style:auto-text-indent="false" fo:background-color="#00ccff"/>
      <style:text-properties fo:font-size="130%" fo:font-weight="bold" fo:background-color="transparent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 draw:fill-gradient-name="Grison"/>
      <style:paragraph-properties fo:margin-left="0cm" fo:margin-right="0cm" fo:text-indent="0cm" style:auto-text-indent="false" fo:background-color="transparent">
        <style:tab-stops>
          <style:tab-stop style:position="18.002cm" style:type="right" style:leader-style="dotted" style:leader-text="."/>
        </style:tab-stops>
      </style:paragraph-properties>
      <style:text-properties fo:font-weight="bold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198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#Table des matières1|region" text:style-name="Internet_20_link" text:visited-style-name="Visited_20_Internet_20_Link"><text:span text:style-name="MT1">#Table des matières</text:span></text:a><text:span text:style-name="MT1"><text:tab/>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09:03.465229467</meta:creation-date>
    <dc:date>2022-01-14T10:31:40.757890558</dc:date>
    <meta:editing-duration>PT9H35M56S</meta:editing-duration>
    <meta:editing-cycles>47</meta:editing-cycles>
    <meta:generator>LibreOffice/6.0.7.3$Linux_X86_64 LibreOffice_project/00m0$Build-3</meta:generator>
    <meta:document-statistic meta:table-count="1" meta:image-count="0" meta:object-count="0" meta:page-count="1" meta:paragraph-count="2" meta:word-count="7" meta:character-count="40" meta:non-whitespace-character-count="34"/>
  </office:meta>
</office:document-meta>
</file>